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text:line-break/> <text:s/>{<text:line-break/> <text:s text:c="3"/>"pid": 1,<text:line-break/> <text:s text:c="3"/>"picture": "https://upload.wikimedia.org/wikipedia/commons/6/6f/Starom%C4%9Bstsk%C3%A1%2C_Tatra_T3_dc.jpg",<text:line-break/> <text:s text:c="3"/>"title": "Tram Kiel",<text:line-break/> <text:s text:c="3"/>"description": "Hier steht eine super tolle Projektbeschreibung.",<text:line-break/> <text:s text:c="3"/>"phase": "Hier stehen Infos zur Projektphase",<text:line-break/> <text:s text:c="3"/>"subprojects": [<text:line-break/> <text:s text:c="5"/>{<text:line-break/> <text:s text:c="7"/>"sid": 1,<text:line-break/> <text:s text:c="7"/>"title": "Haltestelle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7/7d/M%C3%BCnchner_Freiheit%2C_Trambahn-_und_Bushaltestelle.jpg/330px-M%C3%BCnchner_Freiheit%2C_Trambahn-_und_Bushaltestelle.jpg",<text:line-break/> <text:s text:c="7"/>"votes": [<text:line-break/> <text:s text:c="9"/>{<text:line-break/> <text:s text:c="11"/>"vid": 1,<text:line-break/> <text:s text:c="11"/>"flag": true<text:line-break/> <text:s text:c="9"/>}, <text:line-break/> <text:s text:c="9"/>{<text:line-break/> <text:s text:c="11"/>"vid": 2,<text:line-break/> <text:s text:c="11"/>"flag": false<text:line-break/> <text:s text:c="9"/>}<text:line-break/> <text:s text:c="7"/>],<text:line-break/> <text:s text:c="7"/>"comments": [<text:line-break/> <text:s text:c="9"/>{<text:line-break/> <text:s text:c="11"/>"cid": 1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2,<text:line-break/> <text:s text:c="11"/>"body": "genau richtig!",<text:line-break/> <text:s text:c="11"/>"createdAt": "05.09.2022:13:16"<text:line-break/> <text:s text:c="9"/>},<text:line-break/> <text:s text:c="9"/>{<text:line-break/> <text:s text:c="11"/>"cid": 3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4,<text:line-break/> <text:s text:c="11"/>"body": "tolles Projekt, die Stromrechnung will ich aber nicht bezahlen",<text:line-break/><text:soft-page-break/> <text:s text:c="11"/>"createdAt": "05.09.2022:13:18"<text:line-break/> <text:s text:c="9"/>},<text:line-break/> <text:s text:c="9"/>{<text:line-break/> <text:s text:c="11"/>"cid": 5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 <text:line-break/> <text:s text:c="5"/>{<text:line-break/> <text:s text:c="7"/>"sid": 2,<text:line-break/> <text:s text:c="7"/>"title": "Bus Ladestation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e/ea/CRRC_Bus.jpg/330px-CRRC_Bus.jpg",<text:line-break/> <text:s text:c="7"/>"votes": [<text:line-break/> <text:s text:c="9"/>{<text:line-break/> <text:s text:c="11"/>"vid": 3,<text:line-break/> <text:s text:c="11"/>"flag": true<text:line-break/> <text:s text:c="9"/>}, <text:line-break/> <text:s text:c="9"/>{<text:line-break/> <text:s text:c="11"/>"vid": 4,<text:line-break/> <text:s text:c="11"/>"flag": false<text:line-break/> <text:s text:c="9"/>}<text:line-break/> <text:s text:c="7"/>],<text:line-break/> <text:s text:c="7"/>"comments": [<text:line-break/> <text:s text:c="9"/>{<text:line-break/> <text:s text:c="11"/>"cid": 6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7,<text:line-break/> <text:s text:c="11"/>"body": "genau richtig!",<text:line-break/> <text:s text:c="11"/>"createdAt": "05.09.2022:13:16"<text:line-break/> <text:s text:c="9"/>},<text:line-break/> <text:s text:c="9"/>{<text:line-break/> <text:s text:c="11"/>"cid": 8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9,<text:line-break/> <text:s text:c="11"/>"body": "tolles Projekt, die Stromrechnung will ich aber nicht bezahlen",<text:line-break/> <text:s text:c="11"/>"createdAt": "05.09.2022:13:18"<text:line-break/><text:soft-page-break/> <text:s text:c="9"/>},<text:line-break/> <text:s text:c="9"/>{<text:line-break/> <text:s text:c="11"/>"cid": 10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<text:line-break/> <text:s text:c="5"/>{<text:line-break/> <text:s text:c="7"/>"sid": 3,<text:line-break/> <text:s text:c="7"/>"title": "Busbahnhof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f/f7/HL_Damals_%E2%80%93_ZOB_%E2%80%93_2022_%E2%80%93_4.jpg/330px-HL_Damals_%E2%80%93_ZOB_%E2%80%93_2022_%E2%80%93_4.jpg",<text:line-break/> <text:s text:c="7"/>"votes": [<text:line-break/> <text:s text:c="9"/>{<text:line-break/> <text:s text:c="11"/>"vid": 5,<text:line-break/> <text:s text:c="11"/>"flag": true<text:line-break/> <text:s text:c="9"/>}, <text:line-break/> <text:s text:c="9"/>{<text:line-break/> <text:s text:c="11"/>"vid": 6,<text:line-break/> <text:s text:c="11"/>"flag": false<text:line-break/> <text:s text:c="9"/>}<text:line-break/> <text:s text:c="7"/>],<text:line-break/> <text:s text:c="7"/>"comments": [<text:line-break/> <text:s text:c="9"/>{<text:line-break/> <text:s text:c="11"/>"cid": 11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12,<text:line-break/> <text:s text:c="11"/>"body": "genau richtig!",<text:line-break/> <text:s text:c="11"/>"createdAt": "05.09.2022:13:16"<text:line-break/> <text:s text:c="9"/>},<text:line-break/> <text:s text:c="9"/>{<text:line-break/> <text:s text:c="11"/>"cid": 13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14,<text:line-break/> <text:s text:c="11"/>"body": "tolles Projekt, die Stromrechnung will ich aber nicht bezahlen",<text:line-break/> <text:s text:c="11"/>"createdAt": "05.09.2022:13:18"<text:line-break/><text:soft-page-break/> <text:s text:c="9"/>},<text:line-break/> <text:s text:c="9"/>{<text:line-break/> <text:s text:c="11"/>"cid": 15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<text:line-break/> <text:s text:c="3"/>]<text:line-break/> <text:s/>},<text:line-break/> <text:s/>{<text:line-break/> <text:s text:c="3"/>"pid": 2,<text:line-break/> <text:s text:c="3"/>"image": "https://upload.wikimedia.org/wikipedia/commons/f/fb/MG_0886.JPG",<text:line-break/> <text:s text:c="3"/>"title": "Fahrradstadt München",<text:line-break/> <text:s text:c="3"/>"description": "Hier steht eine super tolle Projektbeschreibung.",<text:line-break/> <text:s text:c="3"/>"phase": "Hier stehen Infos zur Projektphase",<text:line-break/> <text:s text:c="3"/>"subprojects": [<text:line-break/> <text:s text:c="5"/>{<text:line-break/> <text:s text:c="7"/>"sid": 4,<text:line-break/> <text:s text:c="7"/>"title": "Haltestelle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7/7d/M%C3%BCnchner_Freiheit%2C_Trambahn-_und_Bushaltestelle.jpg/330px-M%C3%BCnchner_Freiheit%2C_Trambahn-_und_Bushaltestelle.jpg",<text:line-break/> <text:s text:c="7"/>"votes": [<text:line-break/> <text:s text:c="9"/>{<text:line-break/> <text:s text:c="11"/>"vid": 7,<text:line-break/> <text:s text:c="11"/>"flag": true<text:line-break/> <text:s text:c="9"/>}, <text:line-break/> <text:s text:c="9"/>{<text:line-break/> <text:s text:c="11"/>"vid": 8,<text:line-break/> <text:s text:c="11"/>"flag": false<text:line-break/> <text:s text:c="9"/>}<text:line-break/> <text:s text:c="7"/>],<text:line-break/> <text:s text:c="7"/>"comments": [<text:line-break/> <text:s text:c="9"/>{<text:line-break/> <text:s text:c="11"/>"cid": 16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17,<text:line-break/> <text:s text:c="11"/>"body": "genau richtig!",<text:line-break/> <text:s text:c="11"/>"createdAt": "05.09.2022:13:16"<text:line-break/> <text:s text:c="9"/>},<text:line-break/><text:soft-page-break/> <text:s text:c="9"/>{<text:line-break/> <text:s text:c="11"/>"cid": 18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19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20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 <text:line-break/> <text:s text:c="5"/>{<text:line-break/> <text:s text:c="7"/>"sid": 5,<text:line-break/> <text:s text:c="7"/>"title": "Bus Ladestation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e/ea/CRRC_Bus.jpg/330px-CRRC_Bus.jpg",<text:line-break/> <text:s text:c="7"/>"votes": [<text:line-break/> <text:s text:c="9"/>{<text:line-break/> <text:s text:c="11"/>"vid": 9,<text:line-break/> <text:s text:c="11"/>"flag": true<text:line-break/> <text:s text:c="9"/>}, <text:line-break/> <text:s text:c="9"/>{<text:line-break/> <text:s text:c="11"/>"vid": 10,<text:line-break/> <text:s text:c="11"/>"flag": false<text:line-break/> <text:s text:c="9"/>}<text:line-break/> <text:s text:c="7"/>],<text:line-break/> <text:s text:c="7"/>"comments": [<text:line-break/> <text:s text:c="9"/>{<text:line-break/> <text:s text:c="11"/>"cid": 21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22,<text:line-break/> <text:s text:c="11"/>"body": "genau richtig!",<text:line-break/> <text:s text:c="11"/>"createdAt": "05.09.2022:13:16"<text:line-break/> <text:s text:c="9"/>},<text:line-break/> <text:s text:c="9"/>{<text:line-break/><text:soft-page-break/> <text:s text:c="11"/>"cid": 23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24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25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<text:line-break/> <text:s text:c="5"/>{<text:line-break/> <text:s text:c="7"/>"sid": 6,<text:line-break/> <text:s text:c="7"/>"title": "Busbahnhof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f/f7/HL_Damals_%E2%80%93_ZOB_%E2%80%93_2022_%E2%80%93_4.jpg/330px-HL_Damals_%E2%80%93_ZOB_%E2%80%93_2022_%E2%80%93_4.jpg",<text:line-break/> <text:s text:c="7"/>"votes": [<text:line-break/> <text:s text:c="9"/>{<text:line-break/> <text:s text:c="11"/>"vid": 11,<text:line-break/> <text:s text:c="11"/>"flag": true<text:line-break/> <text:s text:c="9"/>}, <text:line-break/> <text:s text:c="9"/>{<text:line-break/> <text:s text:c="11"/>"vid": 12,<text:line-break/> <text:s text:c="11"/>"flag": false<text:line-break/> <text:s text:c="9"/>}<text:line-break/> <text:s text:c="7"/>],<text:line-break/> <text:s text:c="7"/>"comments": [<text:line-break/> <text:s text:c="9"/>{<text:line-break/> <text:s text:c="11"/>"cid": 26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27,<text:line-break/> <text:s text:c="11"/>"body": "genau richtig!",<text:line-break/> <text:s text:c="11"/>"createdAt": "05.09.2022:13:16"<text:line-break/> <text:s text:c="9"/>},<text:line-break/> <text:s text:c="9"/>{<text:line-break/><text:soft-page-break/> <text:s text:c="11"/>"cid": 28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29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30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<text:line-break/> <text:s text:c="3"/>]<text:line-break/> <text:s/>},<text:line-break/> <text:s/>{<text:line-break/> <text:s text:c="3"/>"pid": 3,<text:line-break/> <text:s text:c="3"/>"image": "https://upload.wikimedia.org/wikipedia/commons/5/59/Regent%27s_Park_bandstand.jpg",<text:line-break/></text:p>
      <text:p text:style-name="Standard"><text:s text:c="4"/>"title": "Park Bochum",<text:line-break/> <text:s text:c="3"/>"description": "Hier steht eine super tolle Projektbeschreibung.",<text:line-break/> <text:s text:c="3"/>"phase": "Hier stehen Infos zur Projektphase", <text:line-break/> <text:s text:c="3"/>"subprojects": [<text:line-break/> <text:s text:c="5"/>{<text:line-break/> <text:s text:c="7"/>"sid": 7,<text:line-break/> <text:s text:c="7"/>"title": "Haltestelle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7/7d/M%C3%BCnchner_Freiheit%2C_Trambahn-_und_Bushaltestelle.jpg/330px-M%C3%BCnchner_Freiheit%2C_Trambahn-_und_Bushaltestelle.jpg",<text:line-break/> <text:s text:c="7"/>"votes": [<text:line-break/> <text:s text:c="9"/>{<text:line-break/> <text:s text:c="11"/>"vid": 13,<text:line-break/> <text:s text:c="11"/>"flag": true<text:line-break/> <text:s text:c="9"/>}, <text:line-break/> <text:s text:c="9"/>{<text:line-break/> <text:s text:c="11"/>"vid": 14,<text:line-break/> <text:s text:c="11"/>"flag": false<text:line-break/> <text:s text:c="9"/>}<text:line-break/> <text:s text:c="7"/>],<text:line-break/> <text:s text:c="7"/>"comments": [<text:line-break/><text:soft-page-break/> <text:s text:c="9"/>{<text:line-break/> <text:s text:c="11"/>"cid": 31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32,<text:line-break/> <text:s text:c="11"/>"body": "genau richtig!",<text:line-break/> <text:s text:c="11"/>"createdAt": "05.09.2022:13:16"<text:line-break/> <text:s text:c="9"/>},<text:line-break/> <text:s text:c="9"/>{<text:line-break/> <text:s text:c="11"/>"cid": 33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34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35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 <text:line-break/> <text:s text:c="5"/>{<text:line-break/> <text:s text:c="7"/>"sid": 8,<text:line-break/> <text:s text:c="7"/>"title": "Bus Ladestation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e/ea/CRRC_Bus.jpg/330px-CRRC_Bus.jpg",<text:line-break/> <text:s text:c="7"/>"votes": [<text:line-break/> <text:s text:c="9"/>{<text:line-break/> <text:s text:c="11"/>"vid": 15,<text:line-break/> <text:s text:c="11"/>"flag": true<text:line-break/> <text:s text:c="9"/>}, <text:line-break/> <text:s text:c="9"/>{<text:line-break/> <text:s text:c="11"/>"vid": 16,<text:line-break/> <text:s text:c="11"/>"flag": false<text:line-break/> <text:s text:c="9"/>}<text:line-break/> <text:s text:c="7"/>],<text:line-break/> <text:s text:c="7"/>"comments": [<text:line-break/> <text:s text:c="9"/>{<text:line-break/><text:soft-page-break/> <text:s text:c="11"/>"cid": 36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37,<text:line-break/> <text:s text:c="11"/>"body": "genau richtig!",<text:line-break/> <text:s text:c="11"/>"createdAt": "05.09.2022:13:16"<text:line-break/> <text:s text:c="9"/>},<text:line-break/> <text:s text:c="9"/>{<text:line-break/> <text:s text:c="11"/>"cid": 38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39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50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<text:line-break/> <text:s text:c="5"/>{<text:line-break/> <text:s text:c="7"/>"sid": 9,<text:line-break/> <text:s text:c="7"/>"title": "Busbahnhof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f/f7/HL_Damals_%E2%80%93_ZOB_%E2%80%93_2022_%E2%80%93_4.jpg/330px-HL_Damals_%E2%80%93_ZOB_%E2%80%93_2022_%E2%80%93_4.jpg",<text:line-break/> <text:s text:c="7"/>"votes": [<text:line-break/> <text:s text:c="9"/>{<text:line-break/> <text:s text:c="11"/>"vid": 17,<text:line-break/> <text:s text:c="11"/>"flag": true<text:line-break/> <text:s text:c="9"/>}, <text:line-break/> <text:s text:c="9"/>{<text:line-break/> <text:s text:c="11"/>"vid": 18,<text:line-break/> <text:s text:c="11"/>"flag": false<text:line-break/> <text:s text:c="9"/>}<text:line-break/> <text:s text:c="7"/>],<text:line-break/> <text:s text:c="7"/>"comments": [<text:line-break/> <text:s text:c="9"/>{<text:line-break/><text:soft-page-break/> <text:s text:c="11"/>"cid": 41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42,<text:line-break/> <text:s text:c="11"/>"body": "genau richtig!",<text:line-break/> <text:s text:c="11"/>"createdAt": "05.09.2022:13:16"<text:line-break/> <text:s text:c="9"/>},<text:line-break/> <text:s text:c="9"/>{<text:line-break/> <text:s text:c="11"/>"cid": 43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44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45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<text:line-break/> <text:s text:c="3"/>]<text:line-break/> <text:s/>},<text:line-break/> <text:s/>{<text:line-break/> <text:s text:c="3"/>"pid": 4,<text:line-break/> <text:s text:c="3"/>"image": "https://upload.wikimedia.org/wikipedia/commons/7/7d/Chimney_Rock_Trail_Point_Reyes_December_2016_panorama_1.jpg",<text:line-break/> <text:s text:c="3"/>"title": "nachhaltige Küstenregion Schleswig Holstein",<text:line-break/> <text:s text:c="3"/>"description": "Hier steht eine super tolle Projektbeschreibung.",<text:line-break/> <text:s text:c="3"/>"phase": "Hier stehen Infos zur Projektphase", <text:line-break/> <text:s text:c="3"/>"subprojects": [<text:line-break/> <text:s text:c="5"/>{<text:line-break/> <text:s text:c="7"/>"sid": 10,<text:line-break/> <text:s text:c="7"/>"title": "Haltestelle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7/7d/M%C3%BCnchner_Freiheit%2C_Trambahn-_und_Bushaltestelle.jpg/330px-M%C3%BCnchner_Freiheit%2C_Trambahn-_und_Bushaltestelle.jpg",<text:line-break/> <text:s text:c="7"/>"votes": [<text:line-break/><text:soft-page-break/> <text:s text:c="9"/>{<text:line-break/> <text:s text:c="11"/>"vid": 19,<text:line-break/> <text:s text:c="11"/>"flag": true<text:line-break/> <text:s text:c="9"/>}, <text:line-break/> <text:s text:c="9"/>{<text:line-break/> <text:s text:c="11"/>"vid": 20,<text:line-break/> <text:s text:c="11"/>"flag": false<text:line-break/> <text:s text:c="9"/>}<text:line-break/> <text:s text:c="7"/>],<text:line-break/> <text:s text:c="7"/>"comments": [<text:line-break/> <text:s text:c="9"/>{<text:line-break/> <text:s text:c="11"/>"cid": 46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47,<text:line-break/> <text:s text:c="11"/>"body": "genau richtig!",<text:line-break/> <text:s text:c="11"/>"createdAt": "05.09.2022:13:16"<text:line-break/> <text:s text:c="9"/>},<text:line-break/> <text:s text:c="9"/>{<text:line-break/> <text:s text:c="11"/>"cid": 48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49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50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 <text:line-break/> <text:s text:c="5"/>{<text:line-break/> <text:s text:c="7"/>"sid": 11,<text:line-break/> <text:s text:c="7"/>"title": "Bus Ladestation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e/ea/CRRC_Bus.jpg/330px-CRRC_Bus.jpg",<text:line-break/> <text:s text:c="7"/>"votes": [<text:line-break/> <text:s text:c="9"/>{<text:line-break/><text:soft-page-break/> <text:s text:c="11"/>"vid": 21,<text:line-break/> <text:s text:c="11"/>"flag": true<text:line-break/> <text:s text:c="9"/>}, <text:line-break/> <text:s text:c="9"/>{<text:line-break/> <text:s text:c="11"/>"vid": 22,<text:line-break/> <text:s text:c="11"/>"flag": false<text:line-break/> <text:s text:c="9"/>}<text:line-break/> <text:s text:c="7"/>],<text:line-break/> <text:s text:c="7"/>"comments": [<text:line-break/> <text:s text:c="9"/>{<text:line-break/> <text:s text:c="11"/>"cid": 51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52,<text:line-break/> <text:s text:c="11"/>"body": "genau richtig!",<text:line-break/> <text:s text:c="11"/>"createdAt": "05.09.2022:13:16"<text:line-break/> <text:s text:c="9"/>},<text:line-break/> <text:s text:c="9"/>{<text:line-break/> <text:s text:c="11"/>"cid": 53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54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55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,<text:line-break/> <text:s text:c="5"/>{<text:line-break/> <text:s text:c="7"/>"sid": 12,<text:line-break/> <text:s text:c="7"/>"title": "Busbahnhof",<text:line-break/> <text:s text:c="7"/>"description": "Hier steht eine super tolle Teilprojektbeschreibung",<text:line-break/> <text:s text:c="7"/>"price": 2342324,<text:line-break/> <text:s text:c="7"/>"commentsCount": 5,<text:line-break/> <text:s text:c="7"/>"votesUp": 1,<text:line-break/> <text:s text:c="7"/>"votesDown": 1,<text:line-break/> <text:s text:c="7"/>"createdAt": "05.09.2022:13:13",<text:line-break/> <text:s text:c="7"/>"latitude": "47.25.16",<text:line-break/> <text:s text:c="7"/>"longitude": "10.59.7",<text:line-break/> <text:s text:c="7"/>"picture": "https://upload.wikimedia.org/wikipedia/commons/thumb/f/f7/HL_Damals_%E2%80%93_ZOB_%E2%80%93_2022_%E2%80%93_4.jpg/330px-HL_Damals_%E2%80%93_ZOB_%E2%80%93_2022_%E2%80%93_4.jpg",<text:line-break/> <text:s text:c="7"/>"votes": [<text:line-break/> <text:s text:c="9"/>{<text:line-break/><text:soft-page-break/> <text:s text:c="11"/>"vid": 23,<text:line-break/> <text:s text:c="11"/>"flag": true<text:line-break/> <text:s text:c="9"/>}, <text:line-break/> <text:s text:c="9"/>{<text:line-break/> <text:s text:c="11"/>"vid": 24,<text:line-break/> <text:s text:c="11"/>"flag": false<text:line-break/> <text:s text:c="9"/>}<text:line-break/> <text:s text:c="7"/>],<text:line-break/> <text:s text:c="7"/>"comments": [<text:line-break/> <text:s text:c="9"/>{<text:line-break/> <text:s text:c="11"/>"cid": 56,<text:line-break/> <text:s text:c="11"/>"body": "falsch, falsch, falsch so kann man das nicht machen!",<text:line-break/> <text:s text:c="11"/>"createdAt": "05.09.2022:13:15"<text:line-break/> <text:s text:c="9"/>},<text:line-break/> <text:s text:c="9"/>{<text:line-break/> <text:s text:c="11"/>"cid": 57,<text:line-break/> <text:s text:c="11"/>"body": "genau richtig!",<text:line-break/> <text:s text:c="11"/>"createdAt": "05.09.2022:13:16"<text:line-break/> <text:s text:c="9"/>},<text:line-break/> <text:s text:c="9"/>{<text:line-break/> <text:s text:c="11"/>"cid": 58,<text:line-break/> <text:s text:c="11"/>"body": "WoW, ihr habt ja wirklich an alles gedacht.",<text:line-break/> <text:s text:c="11"/>"createdAt": "05.09.2022:13:17"<text:line-break/> <text:s text:c="9"/>},<text:line-break/> <text:s text:c="9"/>{<text:line-break/> <text:s text:c="11"/>"cid": 59,<text:line-break/> <text:s text:c="11"/>"body": "tolles Projekt, die Stromrechnung will ich aber nicht bezahlen",<text:line-break/> <text:s text:c="11"/>"createdAt": "05.09.2022:13:18"<text:line-break/> <text:s text:c="9"/>},<text:line-break/> <text:s text:c="9"/>{<text:line-break/> <text:s text:c="11"/>"cid": 60,<text:line-break/> <text:s text:c="11"/>"body": "EiEiEi, hier wurden mächtig Steuergelder verschwendet.",<text:line-break/> <text:s text:c="11"/>"createdAt": "05.09.2022:13:15"<text:line-break/> <text:s text:c="9"/>}<text:line-break/> <text:s text:c="7"/>]<text:line-break/> <text:s text:c="5"/>}<text:line-break/> <text:s text:c="3"/>]<text:line-break/> <text:s/>}<text:line-break/>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5T12:59:08.699000000</meta:creation-date>
    <dc:date>2022-09-05T13:56:59.307000000</dc:date>
    <meta:editing-duration>PT57M50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3" meta:paragraph-count="2" meta:word-count="1500" meta:character-count="19662" meta:non-whitespace-character-count="12017"/>
  </office:meta>
</office:document-meta>
</file>